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0DA0000009DC9A82A79B8AC457D.eps" manifest:media-type="image/x-eps"/>
  <manifest:file-entry manifest:full-path="Pictures/20000002000000D3000000951F5585F5C659E301.eps" manifest:media-type="image/x-eps"/>
  <manifest:file-entry manifest:full-path="Pictures/20000002000000C700000084A4B6D7717CD9BC32.eps" manifest:media-type="image/x-eps"/>
  <manifest:file-entry manifest:full-path="Pictures/20000002000000DA0000009DF298D34B4D3FA949.eps" manifest:media-type="image/x-eps"/>
  <manifest:file-entry manifest:full-path="Pictures/20000002000000DA0000009D37EC47625D317CC4.eps" manifest:media-type="image/x-eps"/>
  <manifest:file-entry manifest:full-path="Pictures/20000002000000D300000095A29BCBDBC0E165A9.eps" manifest:media-type="image/x-eps"/>
  <manifest:file-entry manifest:full-path="Pictures/20000002000000C70000007E21E8A54CD96FEA8C.eps" manifest:media-type="image/x-eps"/>
  <manifest:file-entry manifest:full-path="Pictures/20000002000000DA0000009DA3248898CC0F656E.eps" manifest:media-type="image/x-eps"/>
  <manifest:file-entry manifest:full-path="Pictures/20000002000000D30000009D8E439CFD7F84684A.eps" manifest:media-type="image/x-eps"/>
  <manifest:file-entry manifest:full-path="Pictures/20000002000000DB0000009DED0DBAA75235B88C.eps" manifest:media-type="image/x-eps"/>
  <manifest:file-entry manifest:full-path="Pictures/20000002000000DB0000009D9B1973D183B71E7C.eps" manifest:media-type="image/x-eps"/>
  <manifest:file-entry manifest:full-path="Pictures/20000002000000DB00000095F34EC1AC70CE70C5.eps" manifest:media-type="image/x-eps"/>
  <manifest:file-entry manifest:full-path="Pictures/20000002000000D30000009D48CE77E06F8DF9CD.eps" manifest:media-type="image/x-eps"/>
  <manifest:file-entry manifest:full-path="Pictures/20000002000000C7000000849E2B0552BD88AA04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Sans1" svg:font-family="'Liberation Sans'" style:font-pitch="variable"/>
    <style:font-face style:name="Purisa" svg:font-family="Puris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6cm" fo:min-width="25.608cm"/>
    </style:style>
    <style:style style:name="gr3" style:family="graphic" style:parent-style-name="standard">
      <style:graphic-properties draw:stroke="solid" svg:stroke-color="#0000cc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8cm" fo:min-width="24.669cm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43cm" fo:min-width="25.554cm"/>
    </style:style>
    <style:style style:name="gr9" style:family="graphic" style:parent-style-name="standard">
      <style:graphic-properties draw:stroke="solid" svg:stroke-color="#0000cc" draw:fill="none" draw:fill-color="#ffffff" draw:auto-grow-height="true" draw:auto-grow-width="false" fo:max-height="0cm" fo:min-height="2.3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29cm" fo:min-width="24.44cm"/>
    </style:style>
    <style:style style:name="gr11" style:family="graphic" style:parent-style-name="standard">
      <style:graphic-properties draw:stroke="solid" svg:stroke-color="#0000cc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solid" svg:stroke-color="#0000cc" draw:fill="none" draw:fill-color="#ffffff" draw:auto-grow-height="true" draw:auto-grow-width="false" fo:max-height="0cm" fo:min-height="2.1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3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841cm"/>
    </style:style>
    <style:style style:name="gr1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4.984cm" fo:min-width="1.48cm" fo:padding-top="0.165cm" fo:padding-bottom="0.165cm" fo:padding-left="0.29cm" fo:padding-right="0.29cm"/>
    </style:style>
    <style:style style:name="gr16" style:family="graphic" style:parent-style-name="Objeto_20_sin_20_relleno_20_ni_20_línea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solid" svg:stroke-width="0.081cm" svg:stroke-color="#006699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1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489cm" fo:min-width="0.198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489cm" fo:min-width="0.481cm" fo:padding-top="0.165cm" fo:padding-bottom="0.165cm" fo:padding-left="0.29cm" fo:padding-right="0.29cm"/>
    </style:style>
    <style:style style:name="gr28" style:family="graphic" style:parent-style-name="objectwithoutfill">
      <style:graphic-properties svg:stroke-color="#006699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3465a4" style:font-name="Century Schoolbook L" fo:font-size="28pt" style:text-underline-style="solid" style:text-underline-width="auto" style:text-underline-color="font-color" style:font-size-asian="28pt" style:font-size-complex="28pt"/>
    </style:style>
    <style:style style:name="P2" style:family="paragraph">
      <loext:graphic-properties draw:fill="none" draw:fill-color="#ffffff"/>
      <style:text-properties fo:color="#993366" style:font-name="Purisa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660066" style:font-name="Century Schoolbook 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Courier1" fo:font-size="12pt" style:font-size-asian="12pt" style:font-size-complex="12pt"/>
    </style:style>
    <style:style style:name="P8" style:family="paragraph">
      <loext:graphic-properties draw:fill="none" draw:fill-color="#ffffff"/>
      <style:text-properties fo:color="#993366" style:font-name="Comic Sans MS" fo:font-size="18pt"/>
    </style:style>
    <style:style style:name="P9" style:family="paragraph">
      <loext:graphic-properties draw:fill="none" draw:fill-color="#ffffff"/>
      <style:text-properties fo:color="#993366" style:font-name="Purisa" fo:font-size="18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660066" style:font-name="Comic Sans MS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6699" style:font-name="Century Schoolbook L" fo:font-size="54pt" style:text-underline-style="none" style:font-size-asian="54pt" style:font-size-complex="54pt"/>
    </style:style>
    <style:style style:name="P14" style:family="paragraph">
      <loext:graphic-properties draw:fill="none" draw:fill-color="#ffffff"/>
      <style:paragraph-properties fo:text-align="center"/>
      <style:text-properties fo:color="#990099" style:font-name="Century Schoolbook L" fo:font-size="54pt" style:text-underline-style="none" style:font-size-asian="54pt" style:font-size-complex="54pt"/>
    </style:style>
    <style:style style:name="P15" style:family="paragraph">
      <loext:graphic-properties draw:fill="none" draw:fill-color="#ffffff"/>
      <style:text-properties style:font-name="Purisa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Century Schoolbook L" fo:font-size="28pt" style:font-size-asian="28pt" style:font-size-complex="28pt"/>
    </style:style>
    <style:style style:name="P17" style:family="paragraph">
      <loext:graphic-properties draw:fill="none" draw:fill-color="#ffffff"/>
      <style:text-properties fo:color="#006699" style:font-name="Century Schoolbook L" fo:font-size="36pt" style:font-size-asian="36pt" style:font-size-complex="36pt"/>
    </style:style>
    <style:style style:name="P18" style:family="paragraph">
      <loext:graphic-properties draw:fill="none" draw:fill-color="#ffffff"/>
      <style:paragraph-properties fo:text-align="center"/>
      <style:text-properties fo:color="#990099" style:font-name="Century Schoolbook L" fo:font-size="36pt" style:text-underline-style="none" style:font-size-asian="36pt" style:font-size-complex="36pt"/>
    </style:style>
    <style:style style:name="P19" style:family="paragraph">
      <loext:graphic-properties draw:fill="none" draw:fill-color="#ffffff"/>
      <style:text-properties fo:color="#006699" style:font-name="Purisa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6699" style:font-name="Purisa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465a4" style:font-name="Century Schoolbook L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993366" style:font-name="Purisa" fo:font-weight="bold" style:font-weight-asian="bold" style:font-weight-complex="bold"/>
    </style:style>
    <style:style style:name="T3" style:family="text">
      <style:text-properties fo:color="#660066" style:font-name="Century Schoolbook L" fo:font-size="24pt" style:font-size-asian="24pt" style:font-size-complex="24pt"/>
    </style:style>
    <style:style style:name="T4" style:family="text">
      <style:text-properties style:font-name="Courier1" fo:font-size="12pt" style:font-size-asian="12pt" style:font-size-complex="12pt"/>
    </style:style>
    <style:style style:name="T5" style:family="text">
      <style:text-properties fo:color="#993366" style:font-name="Purisa" fo:font-size="18pt" fo:font-weight="bold" style:font-weight-asian="bold" style:font-weight-complex="bold"/>
    </style:style>
    <style:style style:name="T6" style:family="text">
      <style:text-properties fo:color="#993366" style:font-name="Purisa"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993366" style:font-name="Comic Sans MS" fo:font-size="18pt"/>
    </style:style>
    <style:style style:name="T8" style:family="text">
      <style:text-properties fo:color="#660066" style:font-name="Comic Sans MS" fo:font-size="24pt" style:font-size-asian="24pt" style:font-size-complex="24pt"/>
    </style:style>
    <style:style style:name="T9" style:family="text">
      <style:text-properties fo:color="#006699" style:font-name="Century Schoolbook L" fo:font-size="54pt" style:text-underline-style="none" style:font-size-asian="54pt" style:font-size-complex="54pt"/>
    </style:style>
    <style:style style:name="T10" style:family="text">
      <style:text-properties fo:color="#990099" style:font-name="Century Schoolbook L" fo:font-size="54pt" style:text-underline-style="none" style:font-size-asian="54pt" style:font-size-complex="54pt"/>
    </style:style>
    <style:style style:name="T11" style:family="text">
      <style:text-properties fo:color="#006699" style:font-name="Purisa" fo:font-weight="bold" style:font-weight-asian="bold" style:font-weight-complex="bold"/>
    </style:style>
    <style:style style:name="T12" style:family="text">
      <style:text-properties style:font-name="Purisa" fo:font-weight="bold" style:font-weight-asian="bold" style:font-weight-complex="bold"/>
    </style:style>
    <style:style style:name="T13" style:family="text">
      <style:text-properties style:font-name="Century Schoolbook L" fo:font-size="28pt" style:font-size-asian="28pt" style:font-size-complex="28pt"/>
    </style:style>
    <style:style style:name="T14" style:family="text">
      <style:text-properties fo:color="#006699" style:font-name="Century Schoolbook L" fo:font-size="36pt" style:font-size-asian="36pt" style:font-size-complex="36pt"/>
    </style:style>
    <style:style style:name="T15" style:family="text">
      <style:text-properties fo:color="#990099" style:font-name="Century Schoolbook L" fo:font-size="36pt" style:text-underline-style="none" style:font-size-asian="36pt" style:font-size-complex="36pt"/>
    </style:style>
    <style:style style:name="T16" style:family="text">
      <style:text-properties fo:color="#006699" style:font-name="Purisa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990099" style:text-position="33% 58%" style:font-name="Century Schoolbook L" fo:font-size="36pt" style:text-underline-style="none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2cm" svg:height="2.809cm" svg:x="2.8cm" svg:y="0.791cm">
          <draw:text-box>
            <text:p><text:span text:style-name="T1">Curvas de calibración para sensor cuadrado</text:span></text:p>
          </draw:text-box>
        </draw:frame>
        <draw:frame draw:style-name="gr2" draw:text-style-name="P2" draw:layer="layout" svg:width="26.108cm" svg:height="5.456cm" svg:x="1.6cm" svg:y="3cm">
          <draw:text-box>
            <text:list text:style-name="L1">
              <text:list-item>
                <text:p><text:span text:style-name="T2">Noté que la medición Vernier “cuadrado-bis” (2º calibración) </text:span></text:p>
                <text:p><text:span text:style-name="T2">tiene un mínimo absoluto en 2.57 V.</text:span></text:p>
                <text:p><text:span text:style-name="T2"/></text:p>
              </text:list-item>
              <text:list-item>
                <text:p><text:span text:style-name="T2">Fui a la medición Vernier “cuadrado” (1º calibración) y nunca hay </text:span></text:p>
                <text:p><text:span text:style-name="T2">tensión por debajo de 2.57 V. </text:span></text:p>
              </text:list-item>
            </text:list>
          </draw:text-box>
        </draw:frame>
        <draw:frame draw:style-name="gr3" draw:text-style-name="P3" draw:layer="layout" svg:width="26.8cm" svg:height="1.6cm" svg:x="0.8cm" svg:y="9.1cm">
          <draw:text-box>
            <text:p><text:span text:style-name="T3">Deduzco que 2.57 V corresponde a un “offset” para Fuerza = 0</text:span></text:p>
          </draw:text-box>
        </draw:frame>
        <draw:frame draw:style-name="gr4" draw:text-style-name="P2" draw:layer="layout" svg:width="25.169cm" svg:height="7.538cm" svg:x="1.6cm" svg:y="12.1cm">
          <draw:text-box>
            <text:list text:style-name="L1">
              <text:list-item>
                <text:p><text:span text:style-name="T2">Fijo el “offset” en 2.58 V (para evitar cualquier pequeña </text:span></text:p>
                <text:p><text:span text:style-name="T2">fluctuación del orden de 0.01 V.</text:span></text:p>
                <text:p><text:span text:style-name="T2"/></text:p>
              </text:list-item>
              <text:list-item>
                <text:p><text:span text:style-name="T2">En la siguiente figura se muestran ambas señales, anulando </text:span></text:p>
                <text:p><text:span text:style-name="T2">cualquier valor de Vernier menor a 2.58 V. Además se dibuja </text:span></text:p>
                <text:p><text:span text:style-name="T2">una función de Heaviside que indica las “ventanas temporales” </text:span></text:p>
                <text:p><text:span text:style-name="T2">con señal de Vernier mayor a 2.58 V.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6" draw:text-style-name="P5" draw:layer="layout" svg:width="25.6cm" svg:height="18.436cm" svg:x="1cm" svg:y="0.862cm">
          <draw:image xlink:href="Pictures/20000002000000DA0000009DA3248898CC0F656E.eps" xlink:type="simple" xlink:show="embed" xlink:actuate="onLoad">
            <text:p/>
          </draw:image>
        </draw:frame>
        <draw:frame draw:style-name="gr7" draw:text-style-name="P7" draw:layer="layout" svg:width="7.6cm" svg:height="0.734cm" svg:x="20cm" svg:y="20.066cm">
          <draw:text-box>
            <text:p text:style-name="P6"><text:span text:style-name="T4">fig1_version1.e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8" draw:text-style-name="P8" draw:layer="layout" svg:width="26.054cm" svg:height="6.193cm" svg:x="1.8cm" svg:y="1.8cm">
          <draw:text-box>
            <text:list text:style-name="L1">
              <text:list-item>
                <text:p><text:span text:style-name="T5">Observar que en las “ventanas temporales” </text:span><text:span text:style-name="T6">sin señal</text:span><text:span text:style-name="T5"> del Vernier, </text:span></text:p>
                <text:p><text:span text:style-name="T5">el sensor registra un ruido permanente del orden de 0.3 V. </text:span></text:p>
                <text:p><text:span text:style-name="T5">Este es un “offset” similar al medido para el Vernier, pero más </text:span></text:p>
                <text:p><text:span text:style-name="T5">pequeño (sólo 0.3 V) y algo más fluctuante debido al ruido </text:span></text:p>
                <text:p><text:span text:style-name="T5">propio del sensor. <text:s/></text:span></text:p>
                <text:p><text:span text:style-name="T7"/></text:p>
              </text:list-item>
            </text:list>
          </draw:text-box>
        </draw:frame>
        <draw:frame draw:style-name="gr9" draw:text-style-name="P3" draw:layer="layout" svg:width="23.2cm" svg:height="2.605cm" svg:x="2.4cm" svg:y="8.3cm">
          <draw:text-box>
            <text:p><text:span text:style-name="T3">El “offset” del sensor no interesa porque no corresponde una fuerza efectivamente aplicada. <text:s/></text:span></text:p>
          </draw:text-box>
        </draw:frame>
        <draw:frame draw:style-name="gr10" draw:text-style-name="P9" draw:layer="layout" svg:width="24.94cm" svg:height="8.579cm" svg:x="1.86cm" svg:y="11.6cm">
          <draw:text-box>
            <text:list text:style-name="L1">
              <text:list-item>
                <text:p><text:span text:style-name="T5">Para eliminar el “offset” en el sensor, hay que primero poder </text:span></text:p>
                <text:p><text:span text:style-name="T5">estimarlo. El problema es que fluctúa con el ruido propio </text:span></text:p>
                <text:p><text:span text:style-name="T5">del sensor. </text:span></text:p>
                <text:p><text:span text:style-name="T5"/></text:p>
              </text:list-item>
              <text:list-item>
                <text:p><text:span text:style-name="T5">En la siguiente figura mostramos que si le aplicamos un </text:span></text:p>
                <text:p><text:span text:style-name="T5">filtrado por “mediana móvil” podemos estimar el “offet”. </text:span></text:p>
                <text:p><text:span text:style-name="T5">En las “ventanas temporales” con señal del Vernier repetimos </text:span></text:p>
                <text:p><text:span text:style-name="T5">el valor intermedio hallado a ambos lados.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7" draw:text-style-name="P7" draw:layer="layout" svg:width="7.6cm" svg:height="0.734cm" svg:x="20cm" svg:y="20.066cm">
          <draw:text-box>
            <text:p text:style-name="P6"><text:span text:style-name="T4">fig1_version1b.eps</text:span></text:p>
          </draw:text-box>
        </draw:frame>
        <draw:frame draw:style-name="gr6" draw:text-style-name="P5" draw:layer="layout" svg:width="24.4cm" svg:height="17.572cm" svg:x="1.6cm" svg:y="2.2cm">
          <draw:image xlink:href="Pictures/20000002000000DA0000009D37EC47625D317CC4.eps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7" draw:text-style-name="P7" draw:layer="layout" svg:width="7.6cm" svg:height="0.734cm" svg:x="20cm" svg:y="20.066cm">
          <draw:text-box>
            <text:p text:style-name="P6"><text:span text:style-name="T4">fig1_version1c.eps</text:span></text:p>
          </draw:text-box>
        </draw:frame>
        <draw:frame draw:style-name="gr6" draw:text-style-name="P5" draw:layer="layout" svg:width="24.29cm" svg:height="17.493cm" svg:x="1.51cm" svg:y="2.6cm">
          <draw:image xlink:href="Pictures/20000002000000DA0000009DF298D34B4D3FA949.eps" xlink:type="simple" xlink:show="embed" xlink:actuate="onLoad">
            <text:p/>
          </draw:image>
        </draw:frame>
        <draw:frame draw:style-name="gr11" draw:text-style-name="P11" draw:layer="layout" svg:width="24.8cm" svg:height="1.8cm" svg:x="1.2cm" svg:y="0.8cm">
          <draw:text-box>
            <text:p><text:span text:style-name="T3">Señal del Vernier y del Sensor luego de filtrarle el offset. </text:span><text:span text:style-name="T8">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6" draw:text-style-name="P5" draw:layer="layout" svg:width="22.443cm" svg:height="16.699cm" svg:x="2.357cm" svg:y="3.6cm">
          <draw:image xlink:href="Pictures/20000002000000D30000009D48CE77E06F8DF9CD.eps" xlink:type="simple" xlink:show="embed" xlink:actuate="onLoad">
            <text:p/>
          </draw:image>
        </draw:frame>
        <draw:frame draw:style-name="gr7" draw:text-style-name="P7" draw:layer="layout" svg:width="7.6cm" svg:height="0.734cm" svg:x="20cm" svg:y="20.066cm">
          <draw:text-box>
            <text:p text:style-name="P6"><text:span text:style-name="T4">fig1_version1d.eps</text:span></text:p>
          </draw:text-box>
        </draw:frame>
        <draw:frame draw:style-name="gr12" draw:text-style-name="P11" draw:layer="layout" svg:width="26cm" svg:height="2.443cm" svg:x="0.8cm" svg:y="0.8cm">
          <draw:text-box>
            <text:p><text:span text:style-name="T3">Hacemos el mismo filtrado para el caso de la primera calibració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7" draw:text-style-name="P7" draw:layer="layout" svg:width="7.6cm" svg:height="0.734cm" svg:x="20cm" svg:y="20.066cm">
          <draw:text-box>
            <text:p text:style-name="P6"><text:span text:style-name="T4">fig2_version2.eps</text:span></text:p>
          </draw:text-box>
        </draw:frame>
        <draw:frame draw:style-name="gr9" draw:text-style-name="P11" draw:layer="layout" svg:width="26cm" svg:height="2.605cm" svg:x="0.8cm" svg:y="0.8cm">
          <draw:text-box>
            <text:p><text:span text:style-name="T3">Por el momento, estos datos mantienen la siguiente relación.</text:span></text:p>
          </draw:text-box>
        </draw:frame>
        <draw:frame draw:style-name="gr6" draw:text-style-name="P5" draw:layer="layout" svg:width="21.6cm" svg:height="15.25cm" svg:x="3.1cm" svg:y="4.8cm">
          <draw:image xlink:href="Pictures/20000002000000D300000095A29BCBDBC0E165A9.eps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6" draw:text-style-name="P5" draw:layer="layout" svg:width="23.4cm" svg:height="16.521cm" svg:x="2.1cm" svg:y="3.945cm">
          <draw:image xlink:href="Pictures/20000002000000D3000000951F5585F5C659E301.eps" xlink:type="simple" xlink:show="embed" xlink:actuate="onLoad">
            <text:p/>
          </draw:image>
        </draw:frame>
        <draw:frame draw:style-name="gr7" draw:text-style-name="P7" draw:layer="layout" svg:width="7.6cm" svg:height="0.734cm" svg:x="20cm" svg:y="20.066cm">
          <draw:text-box>
            <text:p text:style-name="P6"><text:span text:style-name="T4">fig2_version2b.eps</text:span></text:p>
          </draw:text-box>
        </draw:frame>
        <draw:frame draw:style-name="gr9" draw:text-style-name="P11" draw:layer="layout" svg:width="26cm" svg:height="2.605cm" svg:x="0.8cm" svg:y="0.8cm">
          <draw:text-box>
            <text:p><text:span text:style-name="T3">La diferencia es del 20%. Si se multiplica los datos de la calibración_bis por 1.2 se obtie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3" draw:text-style-name="P13" draw:layer="layout" svg:width="26.4cm" svg:height="7.631cm" svg:x="0.8cm" svg:y="5.769cm">
          <draw:text-box>
            <text:p text:style-name="P12"><text:span text:style-name="T9">¿A qué se debe la </text:span></text:p>
            <text:p text:style-name="P12"><text:span text:style-name="T9"/></text:p>
            <text:p text:style-name="P12"><text:span text:style-name="T9">discrepancia del 20%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4" draw:text-style-name="P14" draw:layer="layout" svg:width="26.4cm" svg:height="10.091cm" svg:x="0.8cm" svg:y="5.769cm">
          <draw:text-box>
            <text:p text:style-name="P12"><text:span text:style-name="T10">La discrepancia se debe a una histéresis en la respuesta de los sensores cuadrado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6" draw:text-style-name="P5" draw:layer="layout" svg:width="24.243cm" svg:height="18.038cm" svg:x="3cm" svg:y="2cm">
          <draw:image xlink:href="Pictures/20000002000000D30000009D8E439CFD7F84684A.eps" xlink:type="simple" xlink:show="embed" xlink:actuate="onLoad">
            <text:p/>
          </draw:image>
        </draw:frame>
        <draw:frame draw:style-name="gr7" draw:text-style-name="P7" draw:layer="layout" svg:width="7.6cm" svg:height="0.734cm" svg:x="20cm" svg:y="20.066cm">
          <draw:text-box>
            <text:p text:style-name="P6"><text:span text:style-name="T4">fig1_version1d.eps</text:span></text:p>
          </draw:text-box>
        </draw:frame>
        <draw:custom-shape draw:style-name="gr15" draw:text-style-name="P5" draw:layer="layout" svg:width="2.8cm" svg:height="7.4cm" svg:x="12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0.619cm" svg:height="7.044cm" svg:x="1.181cm" svg:y="0.3cm">
          <draw:image xlink:href="Pictures/20000002000000C7000000849E2B0552BD88AA04.eps" xlink:type="simple" xlink:show="embed" xlink:actuate="onLoad">
            <text:p/>
          </draw:image>
        </draw:frame>
        <draw:line draw:style-name="gr17" draw:text-style-name="P5" draw:layer="layout" svg:x1="12.7cm" svg:y1="10.2cm" svg:x2="10.2cm" svg:y2="7.344cm">
          <text:p/>
        </draw:line>
        <draw:frame draw:style-name="gr18" draw:text-style-name="P7" draw:layer="layout" svg:width="5.4cm" svg:height="0.934cm" svg:x="1.6cm" svg:y="1.066cm">
          <draw:text-box>
            <text:p text:style-name="P6"><text:span text:style-name="T4">fig3_version2.eps</text:span></text:p>
          </draw:text-box>
        </draw:frame>
        <draw:frame draw:style-name="gr19" draw:text-style-name="P15" draw:layer="layout" svg:width="11.8cm" svg:height="1.292cm" svg:x="11.9cm" svg:y="0.8cm">
          <draw:text-box>
            <text:p><text:span text:style-name="T11">Ampliamos esta oscilación</text:span><text:span text:style-name="T12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6" draw:text-style-name="P5" draw:layer="layout" svg:width="24.819cm" svg:height="16.463cm" svg:x="1.581cm" svg:y="2.744cm">
          <draw:image xlink:href="Pictures/20000002000000C700000084A4B6D7717CD9BC32.eps" xlink:type="simple" xlink:show="embed" xlink:actuate="onLoad">
            <text:p/>
          </draw:image>
        </draw:frame>
        <draw:frame draw:style-name="gr7" draw:text-style-name="P7" draw:layer="layout" svg:width="7.6cm" svg:height="0.734cm" svg:x="20cm" svg:y="20.066cm">
          <draw:text-box>
            <text:p text:style-name="P6"><text:span text:style-name="T4">fig3_version2a.eps</text:span></text:p>
          </draw:text-box>
        </draw:frame>
        <draw:frame draw:style-name="gr20" draw:text-style-name="P15" draw:layer="layout" svg:width="11.8cm" svg:height="3.374cm" svg:x="9.1cm" svg:y="13.108cm">
          <draw:text-box>
            <text:p><text:span text:style-name="T11">Al final de cada oscilación, no retorna al inicio, sino que toma un valor mayor. </text:span><text:span text:style-name="T12"><text:s/></text:span></text:p>
          </draw:text-box>
        </draw:frame>
        <draw:line draw:style-name="gr21" draw:text-style-name="P5" draw:layer="layout" svg:x1="6.3cm" svg:y1="12.8cm" svg:x2="6.3cm" svg:y2="15.4cm">
          <text:p/>
        </draw:line>
        <draw:line draw:style-name="gr21" draw:text-style-name="P5" draw:layer="layout" svg:x1="6.7cm" svg:y1="13cm" svg:x2="6cm" svg:y2="13cm">
          <text:p/>
        </draw:line>
        <draw:line draw:style-name="gr21" draw:text-style-name="P5" draw:layer="layout" svg:x1="6.7cm" svg:y1="15.4cm" svg:x2="6cm" svg:y2="15.4cm">
          <text:p/>
        </draw:line>
        <draw:line draw:style-name="gr17" draw:text-style-name="P5" draw:layer="layout" svg:x1="14cm" svg:y1="7.2cm" svg:x2="13.4cm" svg:y2="6.6cm">
          <text:p/>
        </draw:line>
        <draw:line draw:style-name="gr17" draw:text-style-name="P5" draw:layer="layout" svg:x1="7.2cm" svg:y1="13cm" svg:x2="9.1cm" svg:y2="13.8cm">
          <text:p/>
        </draw:line>
        <draw:frame draw:style-name="gr22" draw:text-style-name="P15" draw:layer="layout" svg:width="13.2cm" svg:height="4.415cm" svg:x="4.3cm" svg:y="4.3cm">
          <draw:text-box>
            <text:p><text:span text:style-name="T11">Al final de todas las oscilaciones, se alcanza un valor mayor </text:span></text:p>
            <text:p><text:span text:style-name="T11">(presumiblemente 20%) </text:span><text:span text:style-name="T12"><text:s/></text:span></text:p>
          </draw:text-box>
        </draw:frame>
        <draw:frame draw:style-name="gr23" draw:text-style-name="P16" draw:layer="layout" svg:width="6.2cm" svg:height="1.53cm" svg:x="12cm" svg:y="18.807cm">
          <draw:text-box>
            <text:p><text:span text:style-name="T13">Vernier (V)</text:span></text:p>
          </draw:text-box>
        </draw:frame>
        <draw:frame draw:style-name="gr23" draw:text-style-name="P16" draw:layer="layout" svg:width="6.2cm" svg:height="1.53cm" draw:transform="rotate (1.5700981950941) translate (0.866cm 13.6cm)">
          <draw:text-box>
            <text:p><text:span text:style-name="T13">Sensor (V)</text:span></text:p>
          </draw:text-box>
        </draw:frame>
        <draw:frame draw:style-name="gr24" draw:text-style-name="P17" draw:layer="layout" svg:width="13cm" svg:height="1.894cm" svg:x="8.7cm" svg:y="1.507cm">
          <draw:text-box>
            <text:p><text:span text:style-name="T14">Ciclos de oscilación</text:span></text:p>
          </draw:text-box>
        </draw:frame>
        <draw:frame draw:style-name="gr16" draw:text-style-name="P5" draw:layer="layout" svg:width="7.302cm" svg:height="4.844cm" svg:x="17.8cm" svg:y="8.056cm">
          <draw:image xlink:href="Pictures/20000002000000C7000000849E2B0552BD88AA04.eps" xlink:type="simple" xlink:show="embed" xlink:actuate="onLoad">
            <text:p/>
          </draw:image>
        </draw:frame>
        <draw:frame draw:style-name="gr18" draw:text-style-name="P7" draw:layer="layout" svg:width="5.4cm" svg:height="0.934cm" svg:x="19.6cm" svg:y="7.466cm">
          <draw:text-box>
            <text:p text:style-name="P6"><text:span text:style-name="T4">fig3_version2.eps</text:span></text:p>
          </draw:text-box>
        </draw:frame>
        <draw:line draw:style-name="gr17" draw:text-style-name="P5" draw:layer="layout" svg:x1="17.6cm" svg:y1="10.8cm" svg:x2="14cm" svg:y2="9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6" draw:text-style-name="P5" xml:id="id2" draw:id="id2" draw:layer="layout" svg:width="17.69cm" svg:height="11.2cm" svg:x="10.172cm" svg:y="9.4cm">
          <draw:image xlink:href="Pictures/20000002000000C70000007E21E8A54CD96FEA8C.eps" xlink:type="simple" xlink:show="embed" xlink:actuate="onLoad">
            <text:p/>
          </draw:image>
        </draw:frame>
        <draw:frame draw:style-name="gr6" draw:text-style-name="P5" draw:layer="layout" svg:width="11.09cm" svg:height="7.987cm" svg:x="0.21cm" svg:y="4.7cm">
          <draw:image xlink:href="Pictures/20000002000000DA0000009DF298D34B4D3FA949.eps" xlink:type="simple" xlink:show="embed" xlink:actuate="onLoad">
            <text:p/>
          </draw:image>
        </draw:frame>
        <draw:frame draw:style-name="gr25" draw:text-style-name="P18" draw:layer="layout" svg:width="26.4cm" svg:height="3.537cm" svg:x="0.4cm" svg:y="1.263cm">
          <draw:text-box>
            <text:p text:style-name="P12"><text:span text:style-name="T15">Para estudiar la histéresis hay que esperar que recorrer <text:s/>las oscilaciones completas</text:span></text:p>
          </draw:text-box>
        </draw:frame>
        <draw:frame draw:style-name="gr7" draw:text-style-name="P7" draw:layer="layout" svg:width="7.6cm" svg:height="0.734cm" svg:x="20cm" svg:y="20.066cm">
          <draw:text-box>
            <text:p text:style-name="P6"><text:span text:style-name="T4">fig3_version1.eps</text:span></text:p>
          </draw:text-box>
        </draw:frame>
        <draw:custom-shape draw:style-name="gr26" draw:text-style-name="P5" xml:id="id1" draw:id="id1" draw:layer="layout" svg:width="1.1cm" svg:height="5.399cm" svg:x="4.6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3" draw:id="id3" draw:layer="layout" svg:width="1.499cm" svg:height="5.399cm" svg:x="7.2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5.15cm" svg:y1="11.3cm" svg:x2="10.172cm" svg:y2="15cm" draw:start-shape="id1" draw:start-glue-point="8" draw:end-shape="id2" svg:d="M5150 11300c0 2467 1674 3700 5022 3700" svg:viewBox="0 0 5023 3701">
          <text:p/>
        </draw:connector>
        <draw:connector draw:style-name="gr29" draw:text-style-name="P5" draw:layer="layout" draw:type="curve" svg:x1="8.7cm" svg:y1="8.301cm" svg:x2="9.756cm" svg:y2="17.859cm" draw:start-shape="id3" draw:start-glue-point="10" svg:d="M8700 8301c1198 0 671 9558 1056 9558" svg:viewBox="0 0 1057 9559">
          <text:p/>
        </draw:connector>
        <draw:frame draw:style-name="gr20" draw:text-style-name="P19" draw:layer="layout" svg:width="11.8cm" svg:height="3.374cm" svg:x="12.6cm" svg:y="6cm">
          <draw:text-box>
            <text:p><text:span text:style-name="T11">Elegimos cuatro ciclos que inician en cero y terminan en cer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30" draw:text-style-name="P12" draw:layer="layout" svg:width="18.816cm" svg:height="12.8cm" svg:x="8.894cm" svg:y="6.3cm">
          <draw:image xlink:href="Pictures/20000002000000DB00000095F34EC1AC70CE70C5.eps" xlink:type="simple" xlink:show="embed" xlink:actuate="onLoad">
            <text:p/>
          </draw:image>
        </draw:frame>
        <draw:frame draw:style-name="gr6" draw:text-style-name="P5" draw:layer="layout" svg:width="8cm" svg:height="5.065cm" svg:x="0.2cm" svg:y="5.135cm">
          <draw:image xlink:href="Pictures/20000002000000C70000007E21E8A54CD96FEA8C.eps" xlink:type="simple" xlink:show="embed" xlink:actuate="onLoad">
            <text:p/>
          </draw:image>
        </draw:frame>
        <draw:frame draw:style-name="gr25" draw:text-style-name="P18" draw:layer="layout" svg:width="26.4cm" svg:height="3.537cm" svg:x="0.4cm" svg:y="1.263cm">
          <draw:text-box>
            <text:p text:style-name="P12"><text:span text:style-name="T15">Si se grafican las curvas normalizadas (dividiendo por los valores máximos)</text:span></text:p>
          </draw:text-box>
        </draw:frame>
        <draw:frame draw:style-name="gr7" draw:text-style-name="P7" draw:layer="layout" svg:width="7.6cm" svg:height="0.734cm" svg:x="0.2cm" svg:y="10cm">
          <draw:text-box>
            <text:p text:style-name="P6"><text:span text:style-name="T4">fig3_version1.eps</text:span></text:p>
          </draw:text-box>
        </draw:frame>
        <draw:frame draw:style-name="gr20" draw:text-style-name="P19" draw:layer="layout" svg:width="10cm" svg:height="3.374cm" svg:x="0.2cm" svg:y="13.826cm">
          <draw:text-box>
            <text:p><text:span text:style-name="T11">Todas las curvas tienen </text:span></text:p>
            <text:p><text:span text:style-name="T11">el mismo patrón de </text:span></text:p>
            <text:p><text:span text:style-name="T11">histéresis!!!</text:span></text:p>
          </draw:text-box>
        </draw:frame>
        <draw:frame draw:style-name="gr7" draw:text-style-name="P7" draw:layer="layout" svg:width="7.6cm" svg:height="0.734cm" svg:x="19.8cm" svg:y="19.866cm">
          <draw:text-box>
            <text:p text:style-name="P6"><text:span text:style-name="T4">fig3_version1e.eps</text:span></text:p>
          </draw:text-box>
        </draw:frame>
        <draw:frame draw:style-name="gr19" draw:text-style-name="P20" draw:layer="layout" svg:width="2cm" svg:height="1.292cm" svg:x="2.8cm" svg:y="5.408cm">
          <draw:text-box>
            <text:p><text:span text:style-name="T16">(a)</text:span></text:p>
          </draw:text-box>
        </draw:frame>
        <draw:frame draw:style-name="gr19" draw:text-style-name="P20" draw:layer="layout" svg:width="1.8cm" svg:height="1.292cm" svg:x="6.6cm" svg:y="5.408cm">
          <draw:text-box>
            <text:p><text:span text:style-name="T16">(b)</text:span></text:p>
          </draw:text-box>
        </draw:frame>
        <draw:frame draw:style-name="gr19" draw:text-style-name="P20" draw:layer="layout" svg:width="2cm" svg:height="1.292cm" svg:x="2.8cm" svg:y="7.708cm">
          <draw:text-box>
            <text:p><text:span text:style-name="T16">(c)</text:span></text:p>
          </draw:text-box>
        </draw:frame>
        <draw:frame draw:style-name="gr19" draw:text-style-name="P20" draw:layer="layout" svg:width="2cm" svg:height="1.292cm" svg:x="6.4cm" svg:y="7.8cm">
          <draw:text-box>
            <text:p><text:span text:style-name="T16">(d)</text:span></text:p>
          </draw:text-box>
        </draw:frame>
        <draw:line draw:style-name="gr17" draw:text-style-name="P5" draw:layer="layout" svg:x1="8.08cm" svg:y1="7.18cm" svg:x2="12.4cm" svg:y2="8.4cm">
          <text:p/>
        </draw:lin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30" draw:text-style-name="P12" draw:layer="layout" svg:width="22.525cm" svg:height="16.148cm" svg:x="2.2cm" svg:y="4.252cm">
          <draw:image xlink:href="Pictures/20000002000000DB0000009D9B1973D183B71E7C.eps" xlink:type="simple" xlink:show="embed" xlink:actuate="onLoad">
            <text:p/>
          </draw:image>
        </draw:frame>
        <draw:frame draw:style-name="gr25" draw:text-style-name="P18" draw:layer="layout" svg:width="26.4cm" svg:height="3.537cm" svg:x="0.4cm" svg:y="1.063cm">
          <draw:text-box>
            <text:p text:style-name="P12"><text:span text:style-name="T15">Un primer ajuste a los ciclos ascendentes y descendentes se obtiene suponiendo y=x</text:span><text:span text:style-name="T17">C</text:span></text:p>
          </draw:text-box>
        </draw:frame>
        <draw:frame draw:style-name="gr31" draw:text-style-name="P7" draw:layer="layout" svg:width="9.8cm" svg:height="1.217cm" svg:x="17.6cm" svg:y="19.866cm">
          <draw:text-box>
            <text:p text:style-name="P6"><text:span text:style-name="T4">fig1_version1c_histeresis.e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25" draw:text-style-name="P18" draw:layer="layout" svg:width="26.4cm" svg:height="5.18cm" svg:x="0.4cm" svg:y="1.064cm">
          <draw:text-box>
            <text:p text:style-name="P12"><text:span text:style-name="T15">Para hacer el ajuste hay que conocer primero Vmax y Smax. En ese punto la histéresis es despreciable. </text:span></text:p>
          </draw:text-box>
        </draw:frame>
        <draw:frame draw:style-name="gr30" draw:text-style-name="P12" draw:layer="layout" svg:width="18.69cm" svg:height="13.46cm" svg:x="8.6cm" svg:y="6.54cm">
          <draw:image xlink:href="Pictures/20000002000000DA0000009DC9A82A79B8AC457D.eps" xlink:type="simple" xlink:show="embed" xlink:actuate="onLoad">
            <text:p/>
          </draw:image>
        </draw:frame>
        <draw:frame draw:style-name="gr7" draw:text-style-name="P7" draw:layer="layout" svg:width="7.6cm" svg:height="0.734cm" svg:x="19.8cm" svg:y="19.866cm">
          <draw:text-box>
            <text:p text:style-name="P6"><text:span text:style-name="T4">fig1_version1c_sliding.eps</text:span></text:p>
          </draw:text-box>
        </draw:frame>
        <draw:frame draw:style-name="gr20" draw:text-style-name="P19" draw:layer="layout" svg:width="10cm" svg:height="5.456cm" svg:x="0.6cm" svg:y="8.144cm">
          <draw:text-box>
            <text:p><text:span text:style-name="T11">Se alisaron las curvas con un “medianas móviles”. Luego se determinaron los máximos.</text:span></text:p>
          </draw:text-box>
        </draw:frame>
        <draw:line draw:style-name="gr17" draw:text-style-name="P5" draw:layer="layout" svg:x1="8.26cm" svg:y1="10.801cm" svg:x2="14.6cm" svg:y2="14.6cm">
          <text:p/>
        </draw:line>
        <draw:line draw:style-name="gr17" draw:text-style-name="P5" draw:layer="layout" svg:x1="8.26cm" svg:y1="10.801cm" svg:x2="13.8cm" svg:y2="12.6cm">
          <text:p/>
        </draw:line>
        <draw:line draw:style-name="gr17" draw:text-style-name="P5" draw:layer="layout" svg:x1="8.26cm" svg:y1="10.801cm" svg:x2="16.4cm" svg:y2="9.4cm">
          <text:p/>
        </draw:line>
        <draw:line draw:style-name="gr17" draw:text-style-name="P5" draw:layer="layout" svg:x1="8.26cm" svg:y1="10.801cm" svg:x2="17.38cm" svg:y2="9.667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30" draw:text-style-name="P12" draw:layer="layout" svg:width="24.4cm" svg:height="17.492cm" svg:x="1.4cm" svg:y="1.462cm">
          <draw:image xlink:href="Pictures/20000002000000DB0000009DED0DBAA75235B88C.eps" xlink:type="simple" xlink:show="embed" xlink:actuate="onLoad">
            <text:p/>
          </draw:image>
        </draw:frame>
        <draw:frame draw:style-name="gr7" draw:text-style-name="P7" draw:layer="layout" svg:width="7.6cm" svg:height="0.734cm" svg:x="19.8cm" svg:y="19.866cm">
          <draw:text-box>
            <text:p text:style-name="P6"><text:span text:style-name="T4">fig1_version1c_maximos.eps</text:span></text:p>
          </draw:text-box>
        </draw:frame>
        <draw:line draw:style-name="gr17" draw:text-style-name="P5" draw:layer="layout" svg:x1="18.4cm" svg:y1="7.6cm" svg:x2="16.4cm" svg:y2="6.6cm">
          <text:p/>
        </draw:line>
        <draw:frame draw:style-name="gr19" draw:text-style-name="P19" draw:layer="layout" svg:width="10.4cm" svg:height="1.292cm" svg:x="13.8cm" svg:y="8.308cm">
          <draw:text-box>
            <text:p><text:span text:style-name="T11">Valores de los máximo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Liberation Sans1" svg:font-family="'Liberation Sans'" style:font-pitch="variable"/>
    <style:font-face style:name="Purisa" svg:font-family="Purisa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13:09:31.144245505</meta:creation-date>
    <dc:date>2019-12-01T21:09:55.542705199</dc:date>
    <meta:editing-duration>PT7H10M13S</meta:editing-duration>
    <meta:editing-cycles>30</meta:editing-cycles>
    <meta:generator>LibreOffice/5.1.6.2$Linux_X86_64 LibreOffice_project/10m0$Build-2</meta:generator>
    <meta:document-statistic meta:object-count="137"/>
  </office:meta>
</office:document-meta>
</file>